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458in" fo:margin-left="0in" fo:margin-top="0in" fo:margin-bottom="0in" table:align="left" style:writing-mode="lr-tb"/>
    </style:style>
    <style:style style:name="Table1.A" style:family="table-column">
      <style:table-column-properties style:column-width="1.2542in"/>
    </style:style>
    <style:style style:name="Table1.B" style:family="table-column">
      <style:table-column-properties style:column-width="5.39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6.6458in" fo:margin-left="0in" fo:margin-top="0in" fo:margin-bottom="0in" table:align="left" style:writing-mode="lr-tb"/>
    </style:style>
    <style:style style:name="Table2.A" style:family="table-column">
      <style:table-column-properties style:column-width="1.2542in"/>
    </style:style>
    <style:style style:name="Table2.B" style:family="table-column">
      <style:table-column-properties style:column-width="5.39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3" style:family="table">
      <style:table-properties style:width="6.6465in" fo:margin-left="0in" fo:margin-top="0in" fo:margin-bottom="0in" table:align="left" style:writing-mode="lr-tb"/>
    </style:style>
    <style:style style:name="Table3.A" style:family="table-column">
      <style:table-column-properties style:column-width="0.3701in"/>
    </style:style>
    <style:style style:name="Table3.B" style:family="table-column">
      <style:table-column-properties style:column-width="6.2757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Table4" style:family="table">
      <style:table-properties style:width="6.6465in" fo:margin-left="0in" fo:margin-top="0in" fo:margin-bottom="0in" table:align="left" style:writing-mode="lr-tb"/>
    </style:style>
    <style:style style:name="Table4.A" style:family="table-column">
      <style:table-column-properties style:column-width="0.3701in"/>
    </style:style>
    <style:style style:name="Table4.B" style:family="table-column">
      <style:table-column-properties style:column-width="6.2757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/>
    </style:style>
    <style:style style:name="Table5" style:family="table">
      <style:table-properties style:width="6.6465in" fo:margin-left="0in" fo:margin-top="0in" fo:margin-bottom="0in" table:align="left" style:writing-mode="lr-tb"/>
    </style:style>
    <style:style style:name="Table5.A" style:family="table-column">
      <style:table-column-properties style:column-width="0.3701in"/>
    </style:style>
    <style:style style:name="Table5.B" style:family="table-column">
      <style:table-column-properties style:column-width="6.275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/>
    </style:style>
    <style:style style:name="Table6" style:family="table">
      <style:table-properties style:width="2.7319in" fo:margin-left="0in" fo:margin-top="0in" fo:margin-bottom="0in" table:align="left" style:writing-mode="lr-tb"/>
    </style:style>
    <style:style style:name="Table6.A" style:family="table-column">
      <style:table-column-properties style:column-width="2.7319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/>
    </style:style>
    <style:style style:name="Table6.2" style:family="table-row">
      <style:table-row-properties style:min-row-height="0.6465in" fo:keep-together="auto"/>
    </style:style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fo:font-size="18pt" style:text-underline-style="solid" style:text-underline-width="auto" style:text-underline-color="font-color" fo:font-weight="bold" style:font-size-asian="18pt" style:font-weight-asian="bold"/>
    </style:style>
    <style:style style:name="P3" style:family="paragraph" style:parent-style-name="Standard">
      <style:paragraph-properties fo:text-align="start" style:justify-single-word="false" style:writing-mode="lr-tb"/>
      <style:text-properties fo:language="en" fo:country="US"/>
    </style:style>
    <style:style style:name="P4" style:family="paragraph" style:parent-style-name="Standard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</style:style>
    <style:style style:name="P6" style:family="paragraph" style:parent-style-name="Standard" style:master-page-name="Standard">
      <style:paragraph-properties fo:text-align="start" style:justify-single-word="false" style:page-number="auto" style:writing-mode="lr-tb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color="#000000" fo:font-size="14pt" style:font-size-asian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Protokoll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span text:style-name="T2">Datum</text:span></text:p>
          </table:table-cell>
          <table:table-cell table:style-name="Table1.A1" office:value-type="string">
            <text:p text:style-name="P5"><text:span text:style-name="T3">17.02.2020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">Teilnehmer</text:span></text:p>
          </table:table-cell>
          <table:table-cell table:style-name="Table1.A1" office:value-type="string">
            <text:p text:style-name="P5"><text:span text:style-name="T3">Fabian, Dominik, Moritz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">Fehlend</text:span></text:p>
          </table:table-cell>
          <table:table-cell table:style-name="Table1.A1" office:value-type="string">
            <text:p text:style-name="P5"><text:span text:style-name="T3">Patrick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">Leitung</text:span></text:p>
          </table:table-cell>
          <table:table-cell table:style-name="Table1.A1" office:value-type="string">
            <text:p text:style-name="P5"><text:span text:style-name="T3">Dominik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<text:span text:style-name="T2">Themen:</text:span></text:p>
          </table:table-cell>
          <table:table-cell table:style-name="Table2.A1" office:value-type="string">
            <text:p text:style-name="P1">1. SQ3R Methode mit Glossar</text:p>
            <text:p text:style-name="P1">2. Analyse von 2 kurzen Beispieltexten (siehe <text:s text:c="7"/>4BW_Situation_SQ3R_V1_Schüler.pdf)</text:p>
            <text:p text:style-name="P5">3. Video zu „4 Seiten einer Nachricht“ von Schulz von Thun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1.</text:p>
          </table:table-cell>
          <table:table-cell table:style-name="Table3.A1" office:value-type="string">
            <text:p text:style-name="P1">Survey - Überblick: Diagonal lesen, Überblick verschaffen.</text:p>
            <text:p text:style-name="P1">Query - Fragen: Fragen abschnittsweise stellen</text:p>
            <text:p text:style-name="P1">Read - Lesen: Text anhand der gestellten Fragen lesen und beantworten</text:p>
            <text:p text:style-name="P1">Recite - Rekapitulieren: Text in eigenen Worten wiedergeben</text:p>
            <text:p text:style-name="P1">Review - Rückblick: Rückblicken und Notizen überprüfen</text:p>
            <text:p text:style-name="P1"/>
            <text:p text:style-name="P1">Eine einfache und schnelle Methode, um sich einen Überblick von einem Text zu verschaffen.</text:p>
            <text:p text:style-name="P5">Je kürzer die Frage, desto besser. Keine Teile der Antwort in die Frage mit einbeziehen.</text:p>
            <text:p text:style-name="P5"/>
            <text:p text:style-name="P5"/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">2.</text:p>
          </table:table-cell>
          <table:table-cell table:style-name="Table4.A1" office:value-type="string">
            <text:p text:style-name="P1"><text:span text:style-name="T4">Text: „Präsentieren“ von Sebastian Cario</text:span></text:p>
            <text:p text:style-name="P1">Query (Fragen):</text:p>
            <text:p text:style-name="P1">1. Welche Probleme hatten wir damals in der Schule beim Präsentieren? → Ersten 2 Sätze.</text:p>
            <text:p text:style-name="P1">2. Was wurde uns nicht richtig beigebracht? → Dramaturgie, Körperhaltung, Stimme</text:p>
            <text:p text:style-name="P1">3. Wie hätte man es uns beibringen müssen?</text:p>
            <text:p text:style-name="P1">4. Warum wäre es wichtig gewesen, es schon in der Schule zu lernen? → Wichtig in realer Arbeitswelt</text:p>
            <text:p text:style-name="P1">5. Welche Theorien helfen uns dabei besser zu kommunizieren? → Schulz von Thun, Watzlawick</text:p>
            <text:p text:style-name="P1"/>
            <text:p text:style-name="P1"><text:span text:style-name="T4">Text: „Wirtschaftswissen“ von Anne von Dülmen</text:span></text:p>
            <text:p text:style-name="P1">Query (Fragen):</text:p>
            <text:p text:style-name="P1">1. Was wird uns in der Schule nicht beigebracht?</text:p>
            <text:p text:style-name="P5">2. Was wurde uns in der Schule beigebracht?</text:p>
          </table:table-cell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">3.</text:p>
          </table:table-cell>
          <table:table-cell table:style-name="Table5.A1" office:value-type="string">
            <text:p text:style-name="P1"><text:span text:style-name="T4">Die 4 Seiten einer Nachricht</text:span></text:p>
            <text:p text:style-name="P1"><text:span text:style-name="T5">- Akkustiche Signale → Sprache (Code)</text:span></text:p>
            <text:p text:style-name="P1"><text:span text:style-name="T5">- Nachrichten (4 Inhaltsebenen) → Kommunikationsquadrat</text:span></text:p>
            <text:p text:style-name="P1"><text:span text:style-name="T5"><text:tab/>- Reine Sachinformation (worüber)</text:span></text:p>
            <text:p text:style-name="P1"><text:span text:style-name="T5"><text:tab/>- Appell (was möchte ich erreichen?)</text:span></text:p>
            <text:p text:style-name="P1"><text:span text:style-name="T5"><text:tab/>- Beziehungshinweis (was halte ich von dir und wie stehe ich zu dir)</text:span></text:p>
            <text:p text:style-name="P1"><text:span text:style-name="T5"><text:tab/>- Informationen über den Sender selbst (was gebe ich von mir selbst zu erkennen?)</text:span></text:p>
            <text:p text:style-name="P4"/>
            <text:p text:style-name="P1">Nachricht: Was ich sage</text:p>
            <text:p text:style-name="P1">Botschaft: Was ich meine</text:p>
            <text:p text:style-name="P5"><text:soft-page-break/>Die Situation, Gestik und Mimik entscheiden, was jemand sagen/hören möchte.</text:p>
          </table:table-cell>
        </table:table-row>
      </table:table>
      <text:p text:style-name="P1"/>
      <text:p text:style-name="P1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">Unterschrift Leiter:</text:p>
          </table:table-cell>
        </table:table-row>
        <table:table-row table:style-name="Table6.2">
          <table:table-cell table:style-name="Table6.A1" office:value-type="string">
            <text:p text:style-name="P5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de" fo:country="DE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de" fo:country="DE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de" fo:country="DE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7T07:53:38</meta:creation-date>
    <dc:language>de-DE</dc:language>
    <dc:date>2020-02-21T07:39:35</dc:date>
    <meta:editing-cycles>92</meta:editing-cycles>
    <meta:editing-duration>PT1H18M</meta:editing-duration>
    <meta:generator>LibreOffice/6.4.0.3$Linux_X86_64 LibreOffice_project/40$Build-3</meta:generator>
    <meta:document-statistic meta:table-count="6" meta:image-count="0" meta:object-count="0" meta:page-count="2" meta:paragraph-count="45" meta:word-count="279" meta:character-count="1822" meta:non-whitespace-character-count="1577"/>
  </office:meta>
</office:document-meta>
</file>